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7:10:28.18683367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01T17:39:38.918385866</dc:date>
    <dc:creator>Jesus Castagnetto</dc:creator>
    <meta:editing-duration>P9DT8H15M26S</meta:editing-duration>
    <meta:editing-cycles>852</meta:editing-cycles>
    <meta:generator>LibreOffice/7.2.3.2$Linux_X86_64 LibreOffice_project/20$Build-2</meta:generator>
    <meta:document-statistic meta:table-count="1" meta:cell-count="6135" meta:object-count="0"/>
  </office:meta>
</office:document-meta>
</file>